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Tuttavia, ipotizzando che ci sia un alto livello di GEX al prezzo di 7 e considerando che l'asset XYZ sia attualmente a 5, potrebbero verificarsi alcune possibili situazioni:</text:p>
      <text:list xml:id="list4018447501" text:style-name="L1">
        <text:list-item>
          <text:p text:style-name="P1">Aumento della volatilità: L'aumento dei livelli di GEX potrebbe indicare un'alta concentrazione di contratti di opzioni intorno al prezzo di 7. Ciò potrebbe portare ad un aumento della volatilità dell'asset XYZ, poiché gli operatori di mercato potrebbero cercare di proteggere le loro posizioni o adattarsi ai cambiamenti nei prezzi sottostanti.</text:p>
        </text:list-item>
        <text:list-item>
          <text:p text:style-name="P1">Aumento dell'attività di trading: L'alto livello di GEX potrebbe attirare l'attenzione degli operatori di mercato e degli investitori, portando a un aumento dell'attività di trading intorno al prezzo di 7. Ciò potrebbe portare a una maggiore liquidità e a una maggiore volatilità nei pressi di quel livello di prezzo.</text:p>
        </text:list-item>
        <text:list-item>
          <text:p text:style-name="P1">Possibili zone di supporto o resistenza: A causa della concentrazione di contratti di opzioni intorno al prezzo di 7, potrebbe formarsi una zona di supporto o resistenza significativa. Gli operatori di mercato potrebbero considerare questo livello come un punto critico in cui aspettarsi un'azione dei prezzi.</text:p>
        </text:list-item>
        <text:list-item>
          <text:p text:style-name="P1">Potenziali movimenti dei prezzi: Non è possibile fare previsioni precise sui movimenti dei prezzi, ma è possibile che l'aumento dell'attenzione intorno al prezzo di 7 possa portare a un aumento della volatilità e a possibili movimenti direzionali dell'asset XYZ. Questi movimenti potrebbero essere influenzati dalle strategie di trading degli operatori di mercato, dalla copertura delle posizioni di opzioni e dalle dinamiche di domanda e offerta.</text:p>
        </text:list-item>
      </text:list>
      <text:p text:style-name="Text_20_body">Si sottolinea che queste sono solo alcune delle possibili implicazioni e che i mercati finanziari sono complessi e imprevedibili. È importante condurre una propria analisi accurata e consultare esperti finanziari qualificati per valutare i rischi e le opportunità specifiche delle situazioni di mercato.</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2:58:01.197905173</meta:creation-date>
    <dc:date>2023-06-03T13:58:03.754366708</dc:date>
    <meta:editing-duration>PT13S</meta:editing-duration>
    <meta:editing-cycles>2</meta:editing-cycles>
    <meta:generator>LibreOffice/7.3.7.2$Linux_X86_64 LibreOffice_project/30$Build-2</meta:generator>
    <meta:document-statistic meta:table-count="0" meta:image-count="0" meta:object-count="0" meta:page-count="1" meta:paragraph-count="6" meta:word-count="285" meta:character-count="1903" meta:non-whitespace-character-count="1628"/>
  </office:meta>
</office:document-meta>
</file>